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dern Love Grunge" svg:font-family="'Modern Love Grung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 style:line-height-at-least="0.1665in" fo:text-align="center" style:justify-single-word="false" fo:orphans="0" fo:widows="0"/>
      <style:text-properties officeooo:paragraph-rsid="001b6910"/>
    </style:style>
    <style:style style:name="P2" style:family="paragraph" style:parent-style-name="Standard">
      <loext:graphic-properties draw:fill="solid" draw:fill-color="#d9e2f3"/>
      <style:paragraph-properties fo:margin-top="0in" fo:margin-bottom="0in" style:contextual-spacing="false" style:line-height-at-least="0.1665in" fo:text-align="center" style:justify-single-word="false" fo:orphans="0" fo:widows="0" fo:background-color="#d9e2f3"/>
      <style:text-properties officeooo:paragraph-rsid="002596d2"/>
    </style:style>
    <style:style style:name="P3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orphans="0" fo:widows="0" fo:background-color="#d9e2f3"/>
      <style:text-properties officeooo:paragraph-rsid="001b6910"/>
    </style:style>
    <style:style style:name="P4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1b6910"/>
    </style:style>
    <style:style style:name="P5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orphans="0" fo:widows="0" fo:background-color="#b4c6e7"/>
      <style:text-properties officeooo:paragraph-rsid="001e95a3"/>
    </style:style>
    <style:style style:name="P6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1e95a3"/>
    </style:style>
    <style:style style:name="P7" style:family="paragraph" style:parent-style-name="Standard">
      <style:paragraph-properties fo:margin-top="0in" fo:margin-bottom="0in" style:contextual-spacing="false" style:line-height-at-least="0.1665in" fo:orphans="0" fo:widows="0"/>
      <style:text-properties officeooo:paragraph-rsid="0020493b"/>
    </style:style>
    <style:style style:name="P8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orphans="0" fo:widows="0" fo:background-color="#b4c6e7"/>
      <style:text-properties officeooo:paragraph-rsid="0020493b"/>
    </style:style>
    <style:style style:name="P9" style:family="paragraph" style:parent-style-name="Standard">
      <loext:graphic-properties draw:fill="solid" draw:fill-color="#451dbe"/>
      <style:paragraph-properties fo:margin-top="0in" fo:margin-bottom="0in" style:contextual-spacing="false" style:line-height-at-least="0.1665in" fo:orphans="0" fo:widows="0" fo:background-color="#451dbe"/>
      <style:text-properties officeooo:paragraph-rsid="001dd369"/>
    </style:style>
    <style:style style:name="P10" style:family="paragraph" style:parent-style-name="Standard">
      <loext:graphic-properties draw:fill="solid" draw:fill-color="#b4c6e7"/>
      <style:paragraph-properties fo:margin-top="0in" fo:margin-bottom="0in" style:contextual-spacing="false" style:line-height-at-least="0.1665in" fo:text-align="start" style:justify-single-word="false" fo:orphans="0" fo:widows="0" fo:background-color="#b4c6e7"/>
      <style:text-properties officeooo:paragraph-rsid="002641c6"/>
    </style:style>
    <style:style style:name="P11" style:family="paragraph" style:parent-style-name="Standard">
      <style:paragraph-properties fo:margin-top="0in" fo:margin-bottom="0in" style:contextual-spacing="false" style:line-height-at-least="0.1665in" fo:orphans="0" fo:widows="0"/>
      <style:text-properties style:font-name="Arial" fo:font-size="12pt" officeooo:paragraph-rsid="001b6910" style:font-size-asian="12pt" style:font-name-complex="Arial1" style:font-size-complex="12pt"/>
    </style:style>
    <style:style style:name="P12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orphans="0" fo:widows="0" fo:background-color="#d9e2f3"/>
      <style:text-properties officeooo:rsid="0020eb23" officeooo:paragraph-rsid="0020eb23"/>
    </style:style>
    <style:style style:name="P13" style:family="paragraph" style:parent-style-name="Standard" style:list-style-name="WWNum3">
      <loext:graphic-properties draw:fill="solid" draw:fill-color="#d9e2f3"/>
      <style:paragraph-properties fo:margin-top="0in" fo:margin-bottom="0in" style:contextual-spacing="false" style:line-height-at-least="0.1665in" fo:text-align="start" style:justify-single-word="false" fo:orphans="0" fo:widows="0" fo:background-color="#d9e2f3"/>
      <style:text-properties officeooo:rsid="002641c6" officeooo:paragraph-rsid="002641c6"/>
    </style:style>
    <style:style style:name="P14" style:family="paragraph" style:parent-style-name="Standard">
      <loext:graphic-properties draw:fill="solid" draw:fill-color="#451dbe"/>
      <style:paragraph-properties fo:margin-top="0in" fo:margin-bottom="0in" style:contextual-spacing="false" style:line-height-at-least="0.1665in" fo:text-align="start" style:justify-single-word="false" fo:orphans="0" fo:widows="0" fo:background-color="#451dbe"/>
      <style:text-properties officeooo:rsid="002641c6" officeooo:paragraph-rsid="002641c6"/>
    </style:style>
    <style:style style:name="P15" style:family="paragraph" style:parent-style-name="Table_20_Contents">
      <style:paragraph-properties fo:text-align="start" style:justify-single-word="false"/>
      <style:text-properties officeooo:rsid="00272de6" officeooo:paragraph-rsid="00272de6"/>
    </style:style>
    <style:style style:name="T1" style:family="text">
      <style:text-properties style:font-name="Modern Love Grunge" fo:font-size="20pt" fo:font-weight="bold" style:font-size-asian="20pt" style:font-weight-asian="bold" style:font-name-complex="Arial1" style:font-size-complex="20pt" style:font-weight-complex="bold"/>
    </style:style>
    <style:style style:name="T2" style:family="text">
      <style:text-properties fo:color="#ffffff" loext:opacity="100%"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fo:color="#ffffff" loext:opacity="100%" style:font-name="Modern Love Grunge" fo:font-size="20pt" fo:font-weight="bold" style:font-size-asian="20pt" style:font-weight-asian="bold" style:font-name-complex="Arial1" style:font-size-complex="20pt" style:font-weight-complex="bold"/>
    </style:style>
    <style:style style:name="T4" style:family="text">
      <style:text-properties style:font-name="Arial" fo:font-size="12pt" style:font-size-asian="12pt" style:font-name-complex="Arial1" style:font-size-complex="12pt"/>
    </style:style>
    <style:style style:name="T5" style:family="text">
      <style:text-properties style:font-name="Arial" fo:font-size="12pt" officeooo:rsid="001e95a3" style:font-size-asian="12pt" style:font-name-complex="Arial1" style:font-size-complex="12pt"/>
    </style:style>
    <style:style style:name="T6" style:family="text">
      <style:text-properties style:font-name="Arial" fo:font-size="12pt" officeooo:rsid="002596d2" style:font-size-asian="12pt" style:font-name-complex="Arial1" style:font-size-complex="12pt"/>
    </style:style>
    <style:style style:name="T7" style:family="text">
      <style:text-properties style:font-name="Arial" fo:font-size="12pt" officeooo:rsid="002641c6" style:font-size-asian="12pt" style:font-name-complex="Arial1" style:font-size-complex="12pt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fo:font-size="10pt" officeooo:rsid="001d6071" style:font-size-asian="10pt" style:font-name-complex="Arial1" style:font-size-complex="10pt"/>
    </style:style>
    <style:style style:name="T10" style:family="text">
      <style:text-properties style:font-name="Wingdings1" fo:font-size="10pt" style:font-name-asian="Wingdings2" style:font-size-asian="10pt" style:font-name-complex="Wingdings2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ériode 1-2 : Compétences MS</text:span></text:p>
      <text:section text:style-name="Sect1" text:name="01d037c5-2995-46f0-8f49-c49852746afb">
        <text:p text:style-name="P14">
    <text:span text:style-name="T2">DOMAINE 1 : Mobiliser le langage dans toutes ses dimensions</text:span>
  </text:p>
        <text:section text:style-name="Sect1" text:name="a54a210d-87dc-4dc6-adb8-e92489efb5cb">
          <text:p text:style-name="P10">
      <text:span text:style-name="T7">ECRIT</text:span>
    </text:p>
          <text:section text:style-name="Sect1" text:name="d6ee081c-e469-40e4-82fb-9ee24ee9e4be">
            <text:list xml:id="list3997521277" text:style-name="WWNum3">
              <text:list-item>
                <text:p text:style-name="P13">
            <text:span text:style-name="T4">Production</text:span>
          </text:p>
              </text:list-item>
            </text:list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5">Je sais différencier un texte d’une image</text:p>
                </table:table-cell>
              </table:table-row>
              <table:table-row>
                <table:table-cell table:style-name="Table1.A1" office:value-type="string">
                  <text:p text:style-name="P15">Je sais différencier une lettre d’un graphisme ou d’un dessin</text:p>
                </table:table-cell>
              </table:table-row>
              <table:table-row>
                <table:table-cell table:style-name="Table1.A1" office:value-type="string">
                  <text:p text:style-name="P15">Je reconnais mon prénom en capitales d’imprimeries</text:p>
                </table:table-cell>
              </table:table-row>
              <table:table-row>
                <table:table-cell table:style-name="Table1.A1" office:value-type="string">
                  <text:p text:style-name="P15">Je sais identifier des mots identiques</text:p>
                </table:table-cell>
              </table:table-row>
              <table:table-row>
                <table:table-cell table:style-name="Table1.A1" office:value-type="string">
                  <text:p text:style-name="P15">Je sais associer des prénoms identiques en capitale.</text:p>
                </table:table-cell>
              </table:table-row>
              <table:table-row>
                <table:table-cell table:style-name="Table1.A1" office:value-type="string">
                  <text:p text:style-name="P15">Je sais associer des mots identiques en capitale.</text:p>
                </table:table-cell>
              </table:table-row>
            </table:table>
            <text:p text:style-name="P2">
        <text:span text:style-name="T2"/>
      </text:p>
          </text:section>
        </text:section>
      </text:section>
      <text:section text:style-name="Sect1" text:name="70a85926-8c9b-445b-a316-e4f7e73782b4">
        <text:p text:style-name="P14">
    <text:span text:style-name="T2">DOMAINE 1 : Mobiliser le langage dans toutes ses dimensions</text:span>
  </text:p>
        <text:section text:style-name="Sect1" text:name="c5867bf9-954a-4a84-9093-3f17ce792f60">
          <text:p text:style-name="P10">
      <text:span text:style-name="T7">ECRIT</text:span>
    </text:p>
          <text:section text:style-name="Sect1" text:name="460088fe-401b-4881-81ea-8a9cb25595d1">
            <text:list xml:id="list3997521277" text:style-name="WWNum3">
              <text:list-item>
                <text:p text:style-name="P13">
            <text:span text:style-name="T4">Production</text:span>
          </text:p>
              </text:list-item>
            </text:list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15">Je sais différencier un texte d’une image</text:p>
                </table:table-cell>
              </table:table-row>
              <table:table-row>
                <table:table-cell table:style-name="Table1.A1" office:value-type="string">
                  <text:p text:style-name="P15">Je sais différencier une lettre d’un graphisme ou d’un dessin</text:p>
                </table:table-cell>
              </table:table-row>
              <table:table-row>
                <table:table-cell table:style-name="Table1.A1" office:value-type="string">
                  <text:p text:style-name="P15">Je reconnais mon prénom en capitales d’imprimeries</text:p>
                </table:table-cell>
              </table:table-row>
              <table:table-row>
                <table:table-cell table:style-name="Table1.A1" office:value-type="string">
                  <text:p text:style-name="P15">Je sais identifier des mots identiques</text:p>
                </table:table-cell>
              </table:table-row>
              <table:table-row>
                <table:table-cell table:style-name="Table1.A1" office:value-type="string">
                  <text:p text:style-name="P15">Je sais associer des prénoms identiques en capitale.</text:p>
                </table:table-cell>
              </table:table-row>
              <table:table-row>
                <table:table-cell table:style-name="Table1.A1" office:value-type="string">
                  <text:p text:style-name="P15">Je sais associer des mots identiques en capitale.</text:p>
                </table:table-cell>
              </table:table-row>
            </table:table>
            <text:p text:style-name="P2">
        <text:span text:style-name="T2"/>
      </text:p>
          </text:section>
        </text:section>
      </text:section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dern Love Grunge" svg:font-family="'Modern Love Grunge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78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78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78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78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78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78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78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78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7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7:37:57.014720542</meta:creation-date>
    <dc:date>2023-01-07T18:31:52.584027738</dc:date>
    <meta:editing-duration>PT43M40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1" meta:paragraph-count="5" meta:word-count="10" meta:character-count="63" meta:non-whitespace-character-count="59"/>
  </office:meta>
</office:document-meta>
</file>